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1a" officeooo:paragraph-rsid="0019701a"/>
    </style:style>
    <style:style style:name="P2" style:family="paragraph" style:parent-style-name="Standard">
      <style:text-properties fo:font-weight="bold" officeooo:rsid="0019701a" officeooo:paragraph-rsid="0019701a" style:font-weight-asian="bold" style:font-weight-complex="bold"/>
    </style:style>
    <style:style style:name="P3" style:family="paragraph" style:parent-style-name="Standard">
      <style:text-properties officeooo:rsid="001af8e7" officeooo:paragraph-rsid="001af8e7"/>
    </style:style>
    <style:style style:name="T1" style:family="text">
      <style:text-properties officeooo:rsid="001af8e7"/>
    </style:style>
    <style:style style:name="T2" style:family="text">
      <style:text-properties officeooo:rsid="001afe14"/>
    </style:style>
    <style:style style:name="T3" style:family="text">
      <style:text-properties officeooo:rsid="001fa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CD_Males_Prio_List.R_Readme</text:p>
      <text:p text:style-name="P1">Robert Toms</text:p>
      <text:p text:style-name="P1"/>
      <text:p text:style-name="P1">The purpose of this script is to build a <text:span text:style-name="T3">working </text:span>list of male subjects in the ABCD Study, organized in priority by PLEs, with usable .tgz scans, <text:span text:style-name="T3">to use as a guidance for batched FreeSurfer Processing</text:span>.</text:p>
      <text:p text:style-name="P1"/>
      <text:p text:style-name="P1">IT SHOULD BE UPDATED WHEN YEAR 3 &amp; 4 QC DATA IS AVAILABLE</text:p>
      <text:p text:style-name="P1"/>
      <text:p text:style-name="P1">In order to build our priority list, demographic data (abcd_p_demo.csv), PLE data (mh_y_pps.csv), QC data (mri_y_qc_incl.csv) and a full list of tgz scans was imported. </text:p>
      <text:p text:style-name="P1"/>
      <text:p text:style-name="P1">The females were removed from the demographic data, and the PLE scores (pps_y_ss_severity_score) were merged in. Each subject’s PLE scores were summed, and the subjects were ranked by overall combined PLE number.</text:p>
      <text:p text:style-name="P1"/>
      <text:p text:style-name="P1">Next, the tgz scans list was combined with QC data. Those with affirmative QC data (imgincl_t1w_include = “1”) were set aside to later be sorted by latest timepoint and NORM status, per ABCD guidance: <text:a xlink:type="simple" xlink:href="https://docs.abcdstudy.org/latest/documentation/imaging/" text:style-name="Internet_20_link" text:visited-style-name="Visited_20_Internet_20_Link">https://docs.abcdstudy.org/latest/documentation/imaging/</text:a></text:p>
      <text:p text:style-name="P1"/>
      <text:p text:style-name="P1">Those with no QC data (imgincl_t1w_include = NA) were split off for checking against individual scan QC data. This data was imported (mri_y_qc_raw_smr_t1.csv), cleaned, and formatted, and combined with the tgz scans data frame for comparison. The datetimes for each scan were compared to the available QC data, and those within 2 seconds of each other (matching subject ID and eventname) were accepted as matches, and imgincl_t1w_include was set to <text:span text:style-name="T1">the appropriate QC_score variable—(iqc_t1_1_qc_score, for all scans)</text:span>.</text:p>
      <text:p text:style-name="P1"/>
      <text:p text:style-name="P1">Scans from year 3, 4, and 6 are assumed to be usable, until official QC data is available. These had <text:span text:style-name="T1">their imgincl_t1w_include score set to “2”, to delineate them from excluded scans and confirmed usable scans.</text:span></text:p>
      <text:p text:style-name="P1"/>
      <text:p text:style-name="P3">All QC’d scans (qc_tgz &amp; NA_merged) were combined and removed any remaining stragglers lacking QC data. All remaining scans were then filtered by NORM status and latest timepoint, per ABCD guidance, in the following manner:</text:p>
      <text:p text:style-name="P3"><text:tab/>- number of total scans and NORM scans per subject/visit pair were counted.</text:p>
      <text:p text:style-name="P3"><text:tab/>- those with only 1 scan were added to our final “to_use” data frame</text:p>
      <text:p text:style-name="P3"><text:tab/>- For all remaining, NORMs and non-NORMs were separated. The latest timepoint for each was <text:tab/>identified and all others were dropped. NORMs and non-NORMs were then recombined. Those <text:tab/>with only one scan were accepting into “to_use”, and in the remaining group (all of which had 1 <text:tab/>non-NORM and 1 NORM) the NORM was prioritized, per ABCD guidance.</text:p>
      <text:p text:style-name="P3"/>
      <text:p text:style-name="P3">The final list of usable TGZs was combined with the priority list, and the number of usable scans per subject was counted. Spreadsheets were cleaned, split, <text:span text:style-name="T2">and written</text:span> into usable CSVs:</text:p>
      <text:p text:style-name="P3"/>
      <text:p text:style-name="P3"><text:span text:style-name="T2">Full Priority List: <text:tab/><text:tab/><text:tab/> </text:span>ABCD_Males_Full_Priority_List.csv</text:p>
      <text:p text:style-name="P3"><text:span text:style-name="T2">Longitudinal Priority List:<text:tab/><text:tab/> </text:span>ABCD_Males_Long_Prio_List.csv</text:p>
      <text:p text:style-name="P3"><text:span text:style-name="T2">Single Timepoint Priority List: <text:tab/> </text:span>ABCD_Males_Single_Prio_List.cs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5:52:42.587805970</meta:creation-date>
    <dc:date>2025-08-05T12:51:46.010676095</dc:date>
    <meta:editing-duration>PT2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421" meta:character-count="2742" meta:non-whitespace-character-count="2324"/>
  </office:meta>
</office:document-meta>
</file>